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
      <style:text-properties officeooo:rsid="000fb907" officeooo:paragraph-rsid="000fb907"/>
    </style:style>
    <style:style style:name="P2" style:family="paragraph" style:parent-style-name="Title">
      <style:text-properties officeooo:rsid="000fb907" officeooo:paragraph-rsid="000fb907"/>
    </style:style>
    <style:style style:name="P3" style:family="paragraph" style:parent-style-name="Text_20_body">
      <style:text-properties officeooo:rsid="000fb907" officeooo:paragraph-rsid="000fb907"/>
    </style:style>
    <style:style style:name="P4" style:family="paragraph" style:parent-style-name="Text_20_body">
      <style:text-properties officeooo:rsid="00139576" officeooo:paragraph-rsid="00139576"/>
    </style:style>
    <style:style style:name="P5" style:family="paragraph" style:parent-style-name="Text_20_body">
      <style:text-properties officeooo:paragraph-rsid="00184e49"/>
    </style:style>
    <style:style style:name="T1" style:family="text">
      <style:text-properties officeooo:rsid="00116c82"/>
    </style:style>
    <style:style style:name="T2" style:family="text">
      <style:text-properties officeooo:rsid="00139794"/>
    </style:style>
    <style:style style:name="T3" style:family="text">
      <style:text-properties officeooo:rsid="00158084"/>
    </style:style>
    <style:style style:name="T4" style:family="text">
      <style:text-properties officeooo:rsid="0016e90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description</text:p>
      <text:p text:style-name="P1">Master thesis of Oeyvind Svendsen</text:p>
      <text:p text:style-name="P3">The decay of Rhenium to Osmium is a very slow decay that happens on cosmological time-scales. <text:span text:style-name="T1">Due to Osmium being protected from r-process enrichment, it is a prime candidate for measuring the abundance ratio between parent and daughter nuclei. This ratio, along with models for nuclear production can date the time for nucleosynthesis in our galaxy. </text:span></text:p>
      <text:p text:style-name="P4">What type of uncertainties impact the <text:span text:style-name="T2">dating and estimation of Rhenium-Osmium in modern science? How can this be improved upon?</text:span></text:p>
      <text:p text:style-name="P5"><text:span text:style-name="T3">Assuming that cosmoradiogenic abundences are created in neutron star mergers or core collapse supernovae, the initial mass ratio of the galaxy, as well as the star formation rates must be accounted for to find the number of stars that are susceptible to those processes. The insecurities of these calculation are:<text:line-break/>Types of stellar populations and their initial mass distributions, astration rate, cosmological parameters at the time of nucleosynthesis, for what mass will the remnant be a CCSN, NS, or BH, coalescence time of neutron stars and supernovae. [Vangioni et al.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22:48:09.982915404</meta:creation-date>
    <dc:date>2017-02-19T18:06:33.905307426</dc:date>
    <meta:editing-duration>PT12M47S</meta:editing-duration>
    <meta:editing-cycles>4</meta:editing-cycles>
    <meta:generator>LibreOffice/5.1.4.2$Linux_X86_64 LibreOffice_project/10m0$Build-2</meta:generator>
    <meta:document-statistic meta:table-count="0" meta:image-count="0" meta:object-count="0" meta:page-count="1" meta:paragraph-count="5" meta:word-count="174" meta:character-count="1110" meta:non-whitespace-character-count="940"/>
  </office:meta>
</office:document-meta>
</file>